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8/2019<text:bookmark-end text:name="Text14"/></text:p>
            <text:p text:style-name="Normální">KVOP-38992/2019<text:bookmark-end text:name="Text2"/></text:p>
            <text:p text:style-name="Normální"><text:bookmark-start text:name="Text6"/>26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R. F.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>Vážený pane F.,</text:p>
      <text:p text:style-name="Základnítext">dne 15. 8. 2019 byla do Kanceláře veřejného ochránce práv doručena Vaše žádost podle<text:s/>zákona<text:s/>č. 106/1999 Sb.,<text:s/>o svobodném přístupu<text:s/>k informacím,<text:s/>ve znění pozdějších předpisů, kterou žádáte<text:s/>o zaslání<text:s/>dvou výtisků nového sborníku stanovisek veřejného ochránce práv – vězeňství II.</text:p>
      <text:p text:style-name="Základnítext">Ve smyslu zákona<text:s/>o svobodném přístupu<text:s/>k informacím<text:s/>Vám<text:s/><text:span text:style-name="Silné">informaci poskytuji</text:span><text:s/>a v příloze<text:s/>zasílám Sborníky<text:s/>stanovisek veřejného ochránce práv – vězeňství<text:s/>II z roku<text:s/>2019.</text:p>
      <text:p text:style-name="Základnítext">S pozdravem</text:p>
      <text:p text:style-name="P18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h text:style-name="Nadpis1" text:outline-level="1">Příloha</text:h>
      <text:p text:style-name="P19">2x<text:s/>Sborník stanovisek veřejného ochránce práv – vězeňství<text:s/>II<text:s/>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R1U2*</text:span>*KVOPX009R1U2*</text:p>
        <text:p text:style-name="P12"><text:span text:style-name="T13">KVOPX009R1U2</text:span>KVOPX009R1U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3T12:21:00Z</meta:creation-date>
    <dc:date>2019-09-03T12:22:00Z</dc:date>
    <meta:print-date>2019-08-26T07:51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2" meta:character-count="846" meta:row-count="6" meta:non-whitespace-character-count="725"/>
  </office:meta>
</office:document-meta>
</file>